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3.06pt"/>
    </style:style>
    <style:style style:name="co2" style:family="table-column">
      <style:table-column-properties fo:break-before="auto" style:column-width="71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arget_distanc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pring_consta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urrent_distan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ime_step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urrent_to_target</text:p>
          </table:table-cell>
          <table:table-cell table:formula="of:=current_distance-target_distance" office:value-type="float" office:value="-1" calcext:value-type="float">
            <text:p>-1</text:p>
          </table:table-cell>
          <table:table-cell office:value-type="string" calcext:value-type="string">
            <text:p>target_distance – current_dis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_force</text:p>
          </table:table-cell>
          <table:table-cell table:formula="of:=current_to_target * spring_constant" office:value-type="float" office:value="-20" calcext:value-type="float">
            <text:p>-20</text:p>
          </table:table-cell>
          <table:table-cell office:value-type="string" calcext:value-type="string">
            <text:p>current_to_target * spring_cons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ping_force</text:p>
          </table:table-cell>
          <table:table-cell table:formula="of:=-velocity * 2 * SQRT(spring_constant)" office:value-type="float" office:value="-0" calcext:value-type="float">
            <text:p>0</text:p>
          </table:table-cell>
          <table:table-cell office:value-type="string" calcext:value-type="string">
            <text:p>'-velocity*2*sqrt(spring_conta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</text:p>
          </table:table-cell>
          <table:table-cell table:formula="of:=spring_force+damping_force" office:value-type="float" office:value="-20" calcext:value-type="float">
            <text:p>-20</text:p>
          </table:table-cell>
          <table:table-cell office:value-type="string" calcext:value-type="string">
            <text:p>'spring_force + damping_fo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elocity</text:p>
          </table:table-cell>
          <table:table-cell table:formula="of:=velocity  + force * time_step" office:value-type="float" office:value="-6" calcext:value-type="float">
            <text:p>-6</text:p>
          </table:table-cell>
          <table:table-cell office:value-type="string" calcext:value-type="string">
            <text:p>Velocity + force * time_st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lacement</text:p>
          </table:table-cell>
          <table:table-cell table:formula="of:=nvelocity * time_step" office:value-type="float" office:value="-1.8" calcext:value-type="float">
            <text:p>-1.8</text:p>
          </table:table-cell>
          <table:table-cell office:value-type="string" calcext:value-type="string">
            <text:p>Vnvelocity * time_st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 velocity</text:p>
          </table:table-cell>
          <table:table-cell table:formula="of:=current_to_target + displacement" office:value-type="float" office:value="-2.8" calcext:value-type="float">
            <text:p>-2.8</text:p>
          </table:table-cell>
          <table:table-cell office:value-type="string" calcext:value-type="string">
            <text:p>'current_to_target + displacement</text:p>
          </table:table-cell>
          <table:table-cell table:number-columns-repeated="2"/>
        </table:table-row>
      </table:table>
      <table:named-expressions>
        <table:named-range table:name="current_distance" table:base-cell-address="$Sheet1.$B$2" table:cell-range-address="$Sheet1.$B$2"/>
        <table:named-range table:name="current_to_target" table:base-cell-address="$Sheet1.$B$5" table:cell-range-address="$Sheet1.$B$5"/>
        <table:named-range table:name="damping_force" table:base-cell-address="$Sheet1.$B$7" table:cell-range-address="$Sheet1.$B$7"/>
        <table:named-range table:name="displacement" table:base-cell-address="$Sheet1.$B$10" table:cell-range-address="$Sheet1.$B$10"/>
        <table:named-range table:name="force" table:base-cell-address="$Sheet1.$B$8" table:cell-range-address="$Sheet1.$B$8"/>
        <table:named-range table:name="nvelocity" table:base-cell-address="$Sheet1.$B$9" table:cell-range-address="$Sheet1.$B$9"/>
        <table:named-range table:name="spring_constant" table:base-cell-address="$Sheet1.$E$1" table:cell-range-address="$Sheet1.$E$1"/>
        <table:named-range table:name="spring_force" table:base-cell-address="$Sheet1.$B$6" table:cell-range-address="$Sheet1.$B$6"/>
        <table:named-range table:name="target_distance" table:base-cell-address="$Sheet1.$B$1" table:cell-range-address="$Sheet1.$B$1"/>
        <table:named-range table:name="time_step" table:base-cell-address="$Sheet1.$E$2" table:cell-range-address="$Sheet1.$E$2"/>
        <table:named-range table:name="velocity" table:base-cell-address="$Sheet1.$B$3" table:cell-range-address="$Sheet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3:59:56.279234900</meta:creation-date>
    <dc:date>2018-03-16T15:55:47.246645268</dc:date>
    <meta:editing-duration>PT48M50S</meta:editing-duration>
    <meta:editing-cycles>1</meta:editing-cycles>
    <meta:document-statistic meta:table-count="1" meta:cell-count="31" meta:object-count="0"/>
    <meta:generator>LibreOffice/5.2.7.2$Linux_X86_64 LibreOffice_project/20m0$Build-2</meta:generator>
  </office:meta>
</office:document-meta>
</file>